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319000002654044AC05.eps"/>
  <manifest:file-entry manifest:media-type="" manifest:full-path="Pictures/200000020000031900000265F6AC451E.eps"/>
  <manifest:file-entry manifest:media-type="" manifest:full-path="Pictures/200000020000023800000181541EC3F9.eps"/>
  <manifest:file-entry manifest:media-type="" manifest:full-path="Pictures/2000000200000319000002653AEC3889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andom things.....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2D Fi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ollowing Chris’ suggestion, write tail part as</text:p>
                <text:list>
                  <text:list-item>
                    <text:p>(b x y – 1) exp(-b x y)</text:p>
                  </text:list-item>
                  <text:list-item>
                    <text:p>b = parameter b</text:p>
                  </text:list-item>
                  <text:list-item>
                    <text:p>x = MR – MR0</text:p>
                  </text:list-item>
                  <text:list-item>
                    <text:p>y = R^2 – R20</text:p>
                  </text:list-item>
                </text:list>
              </text:list-item>
              <text:list-item>
                <text:p>Fit to the tail part on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1-component fit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2" draw:text-style-name="P1" draw:layer="layout" svg:width="23.595cm" svg:height="15.993cm" svg:x="2.203cm" svg:y="4.511cm">
          <draw:image xlink:href="Pictures/200000020000023800000181541EC3F9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ome bias detected!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b = 0.017 +- 0.032, sigma 0.966 +- 0.022</text:p>
              </text:list-item>
              <text:list-item>
                <text:p>MROffset = 0.060 +- 0.032, sigma 0.969 +- 0.025</text:p>
              </text:list-item>
              <text:list-item>
                <text:p>R2Offset = 0.084 +- 0.033, sigma 0.997 +- 0.0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till working on two-component fi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eems to be working, but some bias (a bit larger than one-component case) seen.</text:p>
              </text:list-item>
              <text:list-item>
                <text:p>Will double-check for n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Some pretty plots</text:p>
          </draw:text-box>
        </draw:frame>
        <draw:frame draw:style-name="gr2" draw:text-style-name="P1" draw:layer="layout" svg:width="10.395cm" svg:height="8.036cm" svg:x="3.728cm" svg:y="4.334cm">
          <draw:image xlink:href="Pictures/200000020000031900000265F6AC451E.eps" xlink:type="simple" xlink:show="embed" xlink:actuate="onLoad">
            <text:p/>
          </draw:image>
        </draw:frame>
        <draw:frame draw:style-name="gr2" draw:text-style-name="P1" draw:layer="layout" svg:width="10.633cm" svg:height="8.22cm" svg:x="14.243cm" svg:y="3.876cm">
          <draw:image xlink:href="Pictures/2000000200000319000002654044AC05.eps" xlink:type="simple" xlink:show="embed" xlink:actuate="onLoad">
            <text:p/>
          </draw:image>
        </draw:frame>
        <draw:frame draw:style-name="gr2" draw:text-style-name="P1" draw:layer="layout" svg:width="10.219cm" svg:height="7.9cm" svg:x="8.891cm" svg:y="12.436cm">
          <draw:image xlink:href="Pictures/2000000200000319000002653AEC3889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 Chen</meta:initial-creator>
    <meta:creation-date>2011-05-18T18:05:23</meta:creation-date>
    <meta:editing-duration>PT16H59M32S</meta:editing-duration>
    <meta:editing-cycles>3</meta:editing-cycles>
    <dc:date>2011-05-19T11:04:51</dc:date>
    <dc:creator>Yi Chen</dc:creator>
    <meta:generator>OpenOffice.org/3.1$Unix OpenOffice.org_project/310m19$Build-9420</meta:generator>
    <meta:document-statistic meta:object-count="48"/>
  </office:meta>
</office:document-meta>
</file>